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446cf" officeooo:paragraph-rsid="002446cf"/>
    </style:style>
    <style:style style:name="P2" style:family="paragraph" style:parent-style-name="Standard">
      <style:text-properties officeooo:rsid="0015739e" officeooo:paragraph-rsid="0015739e"/>
    </style:style>
    <style:style style:name="P3" style:family="paragraph" style:parent-style-name="Standard">
      <style:text-properties officeooo:rsid="0016f58b" officeooo:paragraph-rsid="0016f58b"/>
    </style:style>
    <style:style style:name="P4" style:family="paragraph" style:parent-style-name="Standard">
      <style:text-properties officeooo:rsid="0016f58b" officeooo:paragraph-rsid="001e1395"/>
    </style:style>
    <style:style style:name="P5" style:family="paragraph" style:parent-style-name="Standard">
      <style:text-properties officeooo:rsid="0016f58b" officeooo:paragraph-rsid="001fff21"/>
    </style:style>
    <style:style style:name="P6" style:family="paragraph" style:parent-style-name="Standard">
      <style:text-properties officeooo:rsid="0017d25d" officeooo:paragraph-rsid="0017d25d"/>
    </style:style>
    <style:style style:name="P7" style:family="paragraph" style:parent-style-name="Standard">
      <style:text-properties officeooo:rsid="001a2959" officeooo:paragraph-rsid="001a2959"/>
    </style:style>
    <style:style style:name="P8" style:family="paragraph" style:parent-style-name="Standard">
      <style:text-properties officeooo:rsid="001a71e4" officeooo:paragraph-rsid="001a71e4"/>
    </style:style>
    <style:style style:name="P9" style:family="paragraph" style:parent-style-name="Standard">
      <style:text-properties officeooo:rsid="001e1395" officeooo:paragraph-rsid="001e1395"/>
    </style:style>
    <style:style style:name="P10" style:family="paragraph" style:parent-style-name="Standard">
      <style:text-properties officeooo:rsid="001fff21" officeooo:paragraph-rsid="001fff21"/>
    </style:style>
    <style:style style:name="P11" style:family="paragraph" style:parent-style-name="Standard">
      <style:text-properties officeooo:rsid="001fff21" officeooo:paragraph-rsid="002446cf"/>
    </style:style>
    <style:style style:name="P12" style:family="paragraph" style:parent-style-name="Standard">
      <style:text-properties officeooo:rsid="0020a472" officeooo:paragraph-rsid="0020a472"/>
    </style:style>
    <style:style style:name="P13" style:family="paragraph" style:parent-style-name="Standard">
      <style:text-properties officeooo:rsid="0020a472" officeooo:paragraph-rsid="0028d02f"/>
    </style:style>
    <style:style style:name="P14" style:family="paragraph" style:parent-style-name="Standard">
      <style:text-properties officeooo:rsid="00215ce6" officeooo:paragraph-rsid="00215ce6"/>
    </style:style>
    <style:style style:name="P15" style:family="paragraph" style:parent-style-name="Standard">
      <style:text-properties fo:font-weight="normal" officeooo:rsid="002446cf" officeooo:paragraph-rsid="002446cf" style:font-weight-asian="normal" style:font-weight-complex="normal"/>
    </style:style>
    <style:style style:name="P16" style:family="paragraph" style:parent-style-name="Standard">
      <style:text-properties fo:font-weight="normal" officeooo:rsid="002446cf" officeooo:paragraph-rsid="00280092" style:font-weight-asian="normal" style:font-weight-complex="normal"/>
    </style:style>
    <style:style style:name="P17" style:family="paragraph" style:parent-style-name="Standard">
      <style:text-properties fo:font-weight="normal" officeooo:rsid="0025f103" officeooo:paragraph-rsid="0025f103" style:font-weight-asian="normal" style:font-weight-complex="normal"/>
    </style:style>
    <style:style style:name="P18" style:family="paragraph" style:parent-style-name="Standard">
      <style:text-properties fo:font-weight="normal" officeooo:rsid="0025f103" officeooo:paragraph-rsid="0028d02f" style:font-weight-asian="normal" style:font-weight-complex="normal"/>
    </style:style>
    <style:style style:name="P19" style:family="paragraph" style:parent-style-name="Standard">
      <style:text-properties fo:font-weight="normal" officeooo:rsid="0025f103" officeooo:paragraph-rsid="002a5f4f" style:font-weight-asian="normal" style:font-weight-complex="normal"/>
    </style:style>
    <style:style style:name="P20" style:family="paragraph" style:parent-style-name="Standard">
      <style:text-properties fo:font-weight="normal" officeooo:rsid="0025f103" officeooo:paragraph-rsid="002d69ee" style:font-weight-asian="normal" style:font-weight-complex="normal"/>
    </style:style>
    <style:style style:name="P21" style:family="paragraph" style:parent-style-name="Standard">
      <style:text-properties fo:font-weight="normal" officeooo:rsid="0025f103" officeooo:paragraph-rsid="0032d7fc" style:font-weight-asian="normal" style:font-weight-complex="normal"/>
    </style:style>
    <style:style style:name="P22" style:family="paragraph" style:parent-style-name="Standard">
      <style:text-properties fo:font-weight="normal" officeooo:rsid="0025f103" officeooo:paragraph-rsid="0037fd9d" style:font-weight-asian="normal" style:font-weight-complex="normal"/>
    </style:style>
    <style:style style:name="P23" style:family="paragraph" style:parent-style-name="Standard">
      <style:text-properties fo:font-weight="normal" officeooo:rsid="0028d02f" officeooo:paragraph-rsid="0028d02f" style:font-weight-asian="normal" style:font-weight-complex="normal"/>
    </style:style>
    <style:style style:name="P24" style:family="paragraph" style:parent-style-name="Standard">
      <style:text-properties fo:font-weight="normal" officeooo:rsid="002a5f4f" officeooo:paragraph-rsid="002a5f4f" style:font-weight-asian="normal" style:font-weight-complex="normal"/>
    </style:style>
    <style:style style:name="P25" style:family="paragraph" style:parent-style-name="Standard">
      <style:text-properties fo:font-weight="normal" officeooo:rsid="002d69ee" officeooo:paragraph-rsid="002d69ee" style:font-weight-asian="normal" style:font-weight-complex="normal"/>
    </style:style>
    <style:style style:name="P26" style:family="paragraph" style:parent-style-name="Standard">
      <style:text-properties fo:font-weight="normal" officeooo:rsid="002ee4de" officeooo:paragraph-rsid="002ee4de" style:font-weight-asian="normal" style:font-weight-complex="normal"/>
    </style:style>
    <style:style style:name="P27" style:family="paragraph" style:parent-style-name="Standard">
      <style:text-properties fo:font-weight="normal" officeooo:rsid="002f5694" officeooo:paragraph-rsid="002f5694" style:font-weight-asian="normal" style:font-weight-complex="normal"/>
    </style:style>
    <style:style style:name="P28" style:family="paragraph" style:parent-style-name="Standard">
      <style:text-properties fo:font-weight="normal" officeooo:rsid="00366460" officeooo:paragraph-rsid="00366460" style:font-weight-asian="normal" style:font-weight-complex="normal"/>
    </style:style>
    <style:style style:name="P29" style:family="paragraph" style:parent-style-name="Standard">
      <style:text-properties fo:font-weight="normal" officeooo:rsid="00366460" officeooo:paragraph-rsid="0037fd9d" style:font-weight-asian="normal" style:font-weight-complex="normal"/>
    </style:style>
    <style:style style:name="P30" style:family="paragraph" style:parent-style-name="Standard">
      <style:text-properties officeooo:rsid="002651a3" officeooo:paragraph-rsid="002651a3"/>
    </style:style>
    <style:style style:name="P31" style:family="paragraph" style:parent-style-name="Standard">
      <style:text-properties officeooo:rsid="0027ca1e" officeooo:paragraph-rsid="0027ca1e"/>
    </style:style>
    <style:style style:name="P32" style:family="paragraph" style:parent-style-name="Standard">
      <style:text-properties officeooo:rsid="00280092" officeooo:paragraph-rsid="00280092"/>
    </style:style>
    <style:style style:name="P33" style:family="paragraph" style:parent-style-name="Standard">
      <style:text-properties fo:color="#ce181e" fo:font-size="18pt" fo:font-style="normal" style:text-underline-style="none" fo:font-weight="bold" officeooo:rsid="002ee4de" officeooo:paragraph-rsid="002ee4de" style:font-size-asian="18pt" style:font-style-asian="normal" style:font-weight-asian="bold" style:font-size-complex="18pt" style:font-style-complex="normal" style:font-weight-complex="bold"/>
    </style:style>
    <style:style style:name="P34" style:family="paragraph" style:parent-style-name="Standard">
      <style:paragraph-properties fo:break-before="page"/>
      <style:text-properties officeooo:rsid="0016f58b" officeooo:paragraph-rsid="001fff21"/>
    </style:style>
    <style:style style:name="P35" style:family="paragraph" style:parent-style-name="Standard">
      <style:paragraph-properties fo:break-before="page"/>
      <style:text-properties fo:font-size="16pt" fo:font-style="italic" fo:font-weight="bold" officeooo:rsid="0016f58b" officeooo:paragraph-rsid="0016f58b" style:font-size-asian="16pt" style:font-style-asian="italic" style:font-weight-asian="bold" style:font-size-complex="16pt" style:font-style-complex="italic" style:font-weight-complex="bold"/>
    </style:style>
    <style:style style:name="P36" style:family="paragraph" style:parent-style-name="Standard">
      <style:paragraph-properties fo:break-before="page"/>
      <style:text-properties fo:font-weight="normal" officeooo:rsid="0025f103" officeooo:paragraph-rsid="0028d02f" style:font-weight-asian="normal" style:font-weight-complex="normal"/>
    </style:style>
    <style:style style:name="P37" style:family="paragraph" style:parent-style-name="Standard">
      <style:paragraph-properties fo:break-before="page"/>
      <style:text-properties fo:font-weight="normal" officeooo:rsid="0025f103" officeooo:paragraph-rsid="002d69ee" style:font-weight-asian="normal" style:font-weight-complex="normal"/>
    </style:style>
    <style:style style:name="P38" style:family="paragraph" style:parent-style-name="Standard">
      <style:paragraph-properties fo:break-before="page"/>
      <style:text-properties fo:font-weight="normal" officeooo:rsid="0025f103" officeooo:paragraph-rsid="0032d7fc" style:font-weight-asian="normal" style:font-weight-complex="normal"/>
    </style:style>
    <style:style style:name="P39" style:family="paragraph" style:parent-style-name="Standard">
      <style:text-properties officeooo:rsid="00230868" officeooo:paragraph-rsid="00230868"/>
    </style:style>
    <style:style style:name="P40" style:family="paragraph" style:parent-style-name="Standard">
      <style:text-properties officeooo:rsid="002446cf" officeooo:paragraph-rsid="002446cf"/>
    </style:style>
    <style:style style:name="P41" style:family="paragraph" style:parent-style-name="Standard" style:list-style-name="L1">
      <style:text-properties officeooo:rsid="0016f58b" officeooo:paragraph-rsid="0016f58b"/>
    </style:style>
    <style:style style:name="P42" style:family="paragraph" style:parent-style-name="Standard" style:list-style-name="L1">
      <style:text-properties officeooo:rsid="0016f58b" officeooo:paragraph-rsid="001e1395"/>
    </style:style>
    <style:style style:name="P43" style:family="paragraph" style:parent-style-name="Standard" style:list-style-name="L2">
      <style:text-properties officeooo:paragraph-rsid="001fff21"/>
    </style:style>
    <style:style style:name="P44" style:family="paragraph" style:parent-style-name="Standard" style:list-style-name="L2">
      <style:text-properties officeooo:rsid="001fff21" officeooo:paragraph-rsid="001fff21"/>
    </style:style>
    <style:style style:name="P45" style:family="paragraph" style:parent-style-name="Standard" style:list-style-name="L3">
      <style:text-properties fo:font-weight="normal" officeooo:rsid="002446cf" officeooo:paragraph-rsid="002446cf" style:font-weight-asian="normal" style:font-weight-complex="normal"/>
    </style:style>
    <style:style style:name="P46" style:family="paragraph" style:parent-style-name="Standard" style:list-style-name="L4">
      <style:text-properties fo:font-weight="normal" officeooo:rsid="002446cf" officeooo:paragraph-rsid="002446cf" style:font-weight-asian="normal" style:font-weight-complex="normal"/>
    </style:style>
    <style:style style:name="P47" style:family="paragraph" style:parent-style-name="Standard" style:list-style-name="L5">
      <style:text-properties fo:font-weight="normal" officeooo:rsid="0025f103" officeooo:paragraph-rsid="0025f103" style:font-weight-asian="normal" style:font-weight-complex="normal"/>
    </style:style>
    <style:style style:name="P48" style:family="paragraph" style:parent-style-name="Standard" style:list-style-name="L5">
      <style:text-properties fo:font-weight="normal" officeooo:rsid="0025f103" officeooo:paragraph-rsid="002c4ae0" style:font-weight-asian="normal" style:font-weight-complex="normal"/>
    </style:style>
    <style:style style:name="P49" style:family="paragraph" style:parent-style-name="Standard" style:list-style-name="L6">
      <style:text-properties fo:font-weight="normal" officeooo:rsid="0025f103" officeooo:paragraph-rsid="0025f103" style:font-weight-asian="normal" style:font-weight-complex="normal"/>
    </style:style>
    <style:style style:name="P50" style:family="paragraph" style:parent-style-name="Standard" style:list-style-name="L7">
      <style:text-properties fo:font-weight="normal" officeooo:rsid="0025f103" officeooo:paragraph-rsid="0031855f" style:font-weight-asian="normal" style:font-weight-complex="normal"/>
    </style:style>
    <style:style style:name="P51" style:family="paragraph" style:parent-style-name="Standard">
      <style:text-properties fo:font-weight="normal" officeooo:rsid="0025f103" officeooo:paragraph-rsid="0032d7fc" style:font-weight-asian="normal" style:font-weight-complex="normal"/>
    </style:style>
    <style:style style:name="P52" style:family="paragraph" style:parent-style-name="Standard">
      <style:text-properties fo:font-weight="normal" officeooo:rsid="0025f103" officeooo:paragraph-rsid="003d2095" style:font-weight-asian="normal" style:font-weight-complex="normal"/>
    </style:style>
    <style:style style:name="P53" style:family="paragraph" style:parent-style-name="Standard">
      <style:text-properties fo:font-weight="normal" officeooo:rsid="0025f103" officeooo:paragraph-rsid="00431e83" style:font-weight-asian="normal" style:font-weight-complex="normal"/>
    </style:style>
    <style:style style:name="P54" style:family="paragraph" style:parent-style-name="Standard" style:list-style-name="L10">
      <style:text-properties fo:font-weight="normal" officeooo:rsid="0028d02f" officeooo:paragraph-rsid="0028d02f" style:font-weight-asian="normal" style:font-weight-complex="normal"/>
    </style:style>
    <style:style style:name="P55" style:family="paragraph" style:parent-style-name="Standard" style:list-style-name="L11">
      <style:text-properties fo:font-weight="normal" officeooo:rsid="002a5f4f" officeooo:paragraph-rsid="002a5f4f" style:font-weight-asian="normal" style:font-weight-complex="normal"/>
    </style:style>
    <style:style style:name="P56" style:family="paragraph" style:parent-style-name="Standard">
      <style:text-properties fo:font-weight="normal" officeooo:rsid="002a5f4f" officeooo:paragraph-rsid="002a5f4f" style:font-weight-asian="normal" style:font-weight-complex="normal"/>
    </style:style>
    <style:style style:name="P57" style:family="paragraph" style:parent-style-name="Standard" style:list-style-name="L12">
      <style:text-properties fo:font-weight="normal" officeooo:rsid="002a5f4f" officeooo:paragraph-rsid="002a5f4f" style:font-weight-asian="normal" style:font-weight-complex="normal"/>
    </style:style>
    <style:style style:name="P58" style:family="paragraph" style:parent-style-name="Standard" style:list-style-name="L13">
      <style:text-properties fo:font-weight="normal" officeooo:rsid="002d69ee" officeooo:paragraph-rsid="002d69ee" style:font-weight-asian="normal" style:font-weight-complex="normal"/>
    </style:style>
    <style:style style:name="P59" style:family="paragraph" style:parent-style-name="Standard" style:list-style-name="L14">
      <style:text-properties fo:font-weight="normal" officeooo:rsid="002ee4de" officeooo:paragraph-rsid="002ee4de" style:font-weight-asian="normal" style:font-weight-complex="normal"/>
    </style:style>
    <style:style style:name="P60" style:family="paragraph" style:parent-style-name="Standard" style:list-style-name="L15">
      <style:text-properties fo:font-weight="normal" officeooo:rsid="002ee4de" officeooo:paragraph-rsid="002ee4de" style:font-weight-asian="normal" style:font-weight-complex="normal"/>
    </style:style>
    <style:style style:name="P61" style:family="paragraph" style:parent-style-name="Standard" style:list-style-name="L18">
      <style:text-properties fo:font-weight="normal" officeooo:rsid="002ee4de" officeooo:paragraph-rsid="002f5694" style:font-weight-asian="normal" style:font-weight-complex="normal"/>
    </style:style>
    <style:style style:name="P62" style:family="paragraph" style:parent-style-name="Standard" style:list-style-name="L21">
      <style:text-properties fo:font-weight="normal" officeooo:rsid="002ee4de" officeooo:paragraph-rsid="0037fd9d" style:font-weight-asian="normal" style:font-weight-complex="normal"/>
    </style:style>
    <style:style style:name="P63" style:family="paragraph" style:parent-style-name="Standard" style:list-style-name="L22">
      <style:text-properties fo:font-weight="normal" officeooo:rsid="002ee4de" officeooo:paragraph-rsid="003ad91e" style:font-weight-asian="normal" style:font-weight-complex="normal"/>
    </style:style>
    <style:style style:name="P64" style:family="paragraph" style:parent-style-name="Standard" style:list-style-name="L23">
      <style:text-properties fo:font-weight="normal" officeooo:rsid="002ee4de" officeooo:paragraph-rsid="003ad91e" style:font-weight-asian="normal" style:font-weight-complex="normal"/>
    </style:style>
    <style:style style:name="P65" style:family="paragraph" style:parent-style-name="Standard" style:list-style-name="L24">
      <style:text-properties fo:font-weight="normal" officeooo:rsid="002ee4de" officeooo:paragraph-rsid="003b35c3" style:font-weight-asian="normal" style:font-weight-complex="normal"/>
    </style:style>
    <style:style style:name="P66" style:family="paragraph" style:parent-style-name="Standard" style:list-style-name="L27">
      <style:text-properties fo:font-weight="normal" officeooo:rsid="002ee4de" officeooo:paragraph-rsid="00410bf8" style:font-weight-asian="normal" style:font-weight-complex="normal"/>
    </style:style>
    <style:style style:name="P67" style:family="paragraph" style:parent-style-name="Standard" style:list-style-name="L16">
      <style:text-properties fo:font-weight="normal" officeooo:rsid="002f5694" officeooo:paragraph-rsid="002f5694" style:font-weight-asian="normal" style:font-weight-complex="normal"/>
    </style:style>
    <style:style style:name="P68" style:family="paragraph" style:parent-style-name="Standard" style:list-style-name="L17">
      <style:text-properties fo:font-weight="normal" officeooo:rsid="002f5694" officeooo:paragraph-rsid="002f5694" style:font-weight-asian="normal" style:font-weight-complex="normal"/>
    </style:style>
    <style:style style:name="P69" style:family="paragraph" style:parent-style-name="Standard" style:list-style-name="L19">
      <style:text-properties fo:font-weight="normal" officeooo:rsid="002f5694" officeooo:paragraph-rsid="002f5694" style:font-weight-asian="normal" style:font-weight-complex="normal"/>
    </style:style>
    <style:style style:name="P70" style:family="paragraph" style:parent-style-name="Standard">
      <style:text-properties fo:font-weight="normal" officeooo:rsid="002f5694" officeooo:paragraph-rsid="002f5694" style:font-weight-asian="normal" style:font-weight-complex="normal"/>
    </style:style>
    <style:style style:name="P71" style:family="paragraph" style:parent-style-name="Standard" style:list-style-name="L20">
      <style:text-properties fo:font-weight="normal" officeooo:rsid="002f5694" officeooo:paragraph-rsid="00366460" style:font-weight-asian="normal" style:font-weight-complex="normal"/>
    </style:style>
    <style:style style:name="P72" style:family="paragraph" style:parent-style-name="Standard">
      <style:text-properties fo:font-weight="normal" officeooo:rsid="002f5694" officeooo:paragraph-rsid="0032d7fc" style:font-weight-asian="normal" style:font-weight-complex="normal"/>
    </style:style>
    <style:style style:name="P73" style:family="paragraph" style:parent-style-name="Standard">
      <style:text-properties fo:font-weight="normal" officeooo:rsid="002f5694" officeooo:paragraph-rsid="003ad91e" style:font-weight-asian="normal" style:font-weight-complex="normal"/>
    </style:style>
    <style:style style:name="P74" style:family="paragraph" style:parent-style-name="Standard" style:list-style-name="L20">
      <style:text-properties fo:font-weight="normal" officeooo:rsid="00366460" officeooo:paragraph-rsid="00366460" style:font-weight-asian="normal" style:font-weight-complex="normal"/>
    </style:style>
    <style:style style:name="P75" style:family="paragraph" style:parent-style-name="Standard" style:list-style-name="L21">
      <style:text-properties fo:font-weight="normal" officeooo:rsid="00366460" officeooo:paragraph-rsid="0037fd9d" style:font-weight-asian="normal" style:font-weight-complex="normal"/>
    </style:style>
    <style:style style:name="P76" style:family="paragraph" style:parent-style-name="Standard" style:list-style-name="L22">
      <style:text-properties fo:font-weight="normal" officeooo:rsid="00366460" officeooo:paragraph-rsid="003ad91e" style:font-weight-asian="normal" style:font-weight-complex="normal"/>
    </style:style>
    <style:style style:name="P77" style:family="paragraph" style:parent-style-name="Standard" style:list-style-name="L23">
      <style:text-properties fo:font-weight="normal" officeooo:rsid="00366460" officeooo:paragraph-rsid="003ad91e" style:font-weight-asian="normal" style:font-weight-complex="normal"/>
    </style:style>
    <style:style style:name="P78" style:family="paragraph" style:parent-style-name="Standard" style:list-style-name="L24">
      <style:text-properties fo:font-weight="normal" officeooo:rsid="00366460" officeooo:paragraph-rsid="003b35c3" style:font-weight-asian="normal" style:font-weight-complex="normal"/>
    </style:style>
    <style:style style:name="P79" style:family="paragraph" style:parent-style-name="Standard" style:list-style-name="L25">
      <style:text-properties fo:font-weight="normal" officeooo:rsid="00366460" officeooo:paragraph-rsid="003bae09" style:font-weight-asian="normal" style:font-weight-complex="normal"/>
    </style:style>
    <style:style style:name="P80" style:family="paragraph" style:parent-style-name="Standard" style:list-style-name="L26">
      <style:text-properties fo:font-weight="normal" officeooo:rsid="00366460" officeooo:paragraph-rsid="003d2095" style:font-weight-asian="normal" style:font-weight-complex="normal"/>
    </style:style>
    <style:style style:name="P81" style:family="paragraph" style:parent-style-name="Standard" style:list-style-name="L27">
      <style:text-properties fo:font-weight="normal" officeooo:rsid="00366460" officeooo:paragraph-rsid="00410bf8" style:font-weight-asian="normal" style:font-weight-complex="normal"/>
    </style:style>
    <style:style style:name="P82" style:family="paragraph" style:parent-style-name="Standard">
      <style:text-properties fo:font-weight="normal" officeooo:rsid="003ad91e" officeooo:paragraph-rsid="003ad91e" style:font-weight-asian="normal" style:font-weight-complex="normal"/>
    </style:style>
    <style:style style:name="P83" style:family="paragraph" style:parent-style-name="Standard">
      <style:text-properties fo:font-weight="normal" officeooo:rsid="003af0b1" officeooo:paragraph-rsid="003af0b1" style:font-weight-asian="normal" style:font-weight-complex="normal"/>
    </style:style>
    <style:style style:name="P84" style:family="paragraph" style:parent-style-name="Standard">
      <style:text-properties fo:font-weight="normal" officeooo:rsid="003b35c3" officeooo:paragraph-rsid="003b35c3" style:font-weight-asian="normal" style:font-weight-complex="normal"/>
    </style:style>
    <style:style style:name="P85" style:family="paragraph" style:parent-style-name="Standard">
      <style:text-properties fo:font-weight="normal" officeooo:rsid="003bae09" officeooo:paragraph-rsid="003bae09" style:font-weight-asian="normal" style:font-weight-complex="normal"/>
    </style:style>
    <style:style style:name="P86" style:family="paragraph" style:parent-style-name="Standard" style:list-style-name="L25">
      <style:text-properties fo:font-weight="normal" officeooo:rsid="003bae09" officeooo:paragraph-rsid="003bae09" style:font-weight-asian="normal" style:font-weight-complex="normal"/>
    </style:style>
    <style:style style:name="P87" style:family="paragraph" style:parent-style-name="Standard" style:list-style-name="L26">
      <style:text-properties fo:font-weight="normal" officeooo:rsid="003bae09" officeooo:paragraph-rsid="003d2095" style:font-weight-asian="normal" style:font-weight-complex="normal"/>
    </style:style>
    <style:style style:name="P88" style:family="paragraph" style:parent-style-name="Standard">
      <style:text-properties fo:font-weight="normal" officeooo:rsid="003d2095" officeooo:paragraph-rsid="003d2095" style:font-weight-asian="normal" style:font-weight-complex="normal"/>
    </style:style>
    <style:style style:name="P89" style:family="paragraph" style:parent-style-name="Standard" style:list-style-name="L26">
      <style:text-properties fo:font-weight="normal" officeooo:rsid="003d2095" officeooo:paragraph-rsid="003d2095" style:font-weight-asian="normal" style:font-weight-complex="normal"/>
    </style:style>
    <style:style style:name="P90" style:family="paragraph" style:parent-style-name="Standard">
      <style:text-properties fo:font-weight="normal" officeooo:rsid="003fffec" officeooo:paragraph-rsid="003fffec" style:font-weight-asian="normal" style:font-weight-complex="normal"/>
    </style:style>
    <style:style style:name="P91" style:family="paragraph" style:parent-style-name="Standard">
      <style:text-properties fo:font-weight="normal" officeooo:rsid="00410bf8" officeooo:paragraph-rsid="00410bf8" style:font-weight-asian="normal" style:font-weight-complex="normal"/>
    </style:style>
    <style:style style:name="P92" style:family="paragraph" style:parent-style-name="Standard">
      <style:text-properties fo:font-weight="normal" officeooo:rsid="00431e83" officeooo:paragraph-rsid="00431e83" style:font-weight-asian="normal" style:font-weight-complex="normal"/>
    </style:style>
    <style:style style:name="P93" style:family="paragraph" style:parent-style-name="Standard" style:list-style-name="L28">
      <style:text-properties fo:font-weight="normal" officeooo:rsid="00431e83" officeooo:paragraph-rsid="00431e83" style:font-weight-asian="normal" style:font-weight-complex="normal"/>
    </style:style>
    <style:style style:name="P94" style:family="paragraph" style:parent-style-name="Standard" style:list-style-name="L8">
      <style:text-properties officeooo:rsid="00215ce6" officeooo:paragraph-rsid="00215ce6"/>
    </style:style>
    <style:style style:name="P95" style:family="paragraph" style:parent-style-name="Standard" style:list-style-name="L9">
      <style:text-properties officeooo:rsid="0020a472" officeooo:paragraph-rsid="0020a472"/>
    </style:style>
    <style:style style:name="P96" style:family="paragraph" style:parent-style-name="Standard">
      <style:text-properties fo:color="#ce181e" fo:font-size="18pt" fo:font-weight="bold" officeooo:rsid="00422b83" officeooo:paragraph-rsid="00422b83" style:font-size-asian="18pt" style:font-weight-asian="bold" style:font-size-complex="18pt" style:font-weight-complex="bold"/>
    </style:style>
    <style:style style:name="P97" style:family="paragraph" style:parent-style-name="Standard">
      <style:text-properties fo:color="#ce181e" fo:font-size="18pt" fo:font-weight="bold" officeooo:rsid="00422b83" officeooo:paragraph-rsid="00431e83" style:font-size-asian="18pt" style:font-weight-asian="bold" style:font-size-complex="18pt" style:font-weight-complex="bold"/>
    </style:style>
    <style:style style:name="P98" style:family="paragraph" style:parent-style-name="Standard">
      <style:text-properties fo:color="#ce181e" fo:font-size="18pt" fo:font-weight="bold" officeooo:rsid="00422b83" officeooo:paragraph-rsid="00448069" style:font-size-asian="18pt" style:font-weight-asian="bold" style:font-size-complex="18pt" style:font-weight-complex="bold"/>
    </style:style>
    <style:style style:name="P99" style:family="paragraph" style:parent-style-name="Standard">
      <style:text-properties fo:font-size="18pt" officeooo:rsid="0015739e" officeooo:paragraph-rsid="0015739e" style:font-size-asian="18pt" style:font-size-complex="18pt"/>
    </style:style>
    <style:style style:name="P100" style:family="paragraph" style:parent-style-name="Standard">
      <style:paragraph-properties fo:text-align="center" style:justify-single-word="false"/>
      <style:text-properties fo:font-size="18pt" officeooo:rsid="0015739e" officeooo:paragraph-rsid="0015739e" style:font-size-asian="18pt" style:font-size-complex="18pt"/>
    </style:style>
    <style:style style:name="P101" style:family="paragraph" style:parent-style-name="Standard">
      <style:text-properties fo:font-size="16pt" officeooo:rsid="0015739e" officeooo:paragraph-rsid="0015739e" style:font-size-asian="16pt" style:font-size-complex="16pt"/>
    </style:style>
    <style:style style:name="P102" style:family="paragraph" style:parent-style-name="Standard">
      <style:paragraph-properties fo:text-align="center" style:justify-single-word="false"/>
      <style:text-properties fo:font-size="24pt" officeooo:rsid="00466261" officeooo:paragraph-rsid="00466261" style:font-size-asian="21pt" style:font-size-complex="24pt"/>
    </style:style>
    <style:style style:name="P103" style:family="paragraph" style:parent-style-name="Standard">
      <style:paragraph-properties fo:break-before="page"/>
      <style:text-properties fo:font-weight="normal" officeooo:rsid="002f5694" officeooo:paragraph-rsid="0032d7fc" style:font-weight-asian="normal" style:font-weight-complex="normal"/>
    </style:style>
    <style:style style:name="P104" style:family="paragraph" style:parent-style-name="Standard">
      <style:paragraph-properties fo:break-before="page"/>
      <style:text-properties fo:font-weight="normal" officeooo:rsid="0025f103" officeooo:paragraph-rsid="0032d7fc" style:font-weight-asian="normal" style:font-weight-complex="normal"/>
    </style:style>
    <style:style style:name="P105" style:family="paragraph" style:parent-style-name="Standard">
      <style:paragraph-properties fo:break-before="page"/>
      <style:text-properties fo:font-size="18pt" officeooo:rsid="0015739e" officeooo:paragraph-rsid="0015739e" style:font-size-asian="18pt" style:font-size-complex="18pt"/>
    </style:style>
    <style:style style:name="T1" style:family="text">
      <style:text-properties officeooo:rsid="00195060"/>
    </style:style>
    <style:style style:name="T2" style:family="text">
      <style:text-properties officeooo:rsid="001a71e4"/>
    </style:style>
    <style:style style:name="T3" style:family="text">
      <style:text-properties officeooo:rsid="001fff21"/>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officeooo:rsid="00215ce6"/>
    </style:style>
    <style:style style:name="T7" style:family="text">
      <style:text-properties officeooo:rsid="002446cf"/>
    </style:style>
    <style:style style:name="T8" style:family="text">
      <style:text-properties officeooo:rsid="0016f58b"/>
    </style:style>
    <style:style style:name="T9" style:family="text">
      <style:text-properties officeooo:rsid="00280092"/>
    </style:style>
    <style:style style:name="T10" style:family="text">
      <style:text-properties officeooo:rsid="002a5f4f"/>
    </style:style>
    <style:style style:name="T11" style:family="text">
      <style:text-properties officeooo:rsid="0037fd9d"/>
    </style:style>
    <style:style style:name="T12" style:family="text">
      <style:text-properties officeooo:rsid="003ad91e"/>
    </style:style>
    <style:style style:name="T13" style:family="text">
      <style:text-properties officeooo:rsid="003b35c3"/>
    </style:style>
    <style:style style:name="T14" style:family="text">
      <style:text-properties officeooo:rsid="003bae09"/>
    </style:style>
    <style:style style:name="T15" style:family="text">
      <style:text-properties officeooo:rsid="003d2095"/>
    </style:style>
    <style:style style:name="T16" style:family="text">
      <style:text-properties fo:language="en" fo:country="US"/>
    </style:style>
    <style:style style:name="T17" style:family="text">
      <style:text-properties fo:language="de" fo:country="DE" officeooo:rsid="003ef700"/>
    </style:style>
    <style:style style:name="T18" style:family="text">
      <style:text-properties officeooo:rsid="0025f103"/>
    </style:style>
    <style:style style:name="T19"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Dokumentation des Projektsteils von Datenbankenteam</text:p>
      <text:p text:style-name="P102"/>
      <text:p text:style-name="P105"><text:bookmark-start text:name="Startseite"/>Die Struktur der Dokumentation<text:bookmark-end text:name="Startseite"/></text:p>
      <text:p text:style-name="P99"/>
      <text:p text:style-name="P2"><text:span text:style-name="T19">1. </text:span><text:a xlink:type="simple" xlink:href="#Anleitung" text:style-name="Internet_20_link" text:visited-style-name="Visited_20_Internet_20_Link"><text:span text:style-name="T19">Anleitung</text:span></text:a></text:p>
      <text:p text:style-name="P2"><text:span text:style-name="T19">2. </text:span><text:a xlink:type="simple" xlink:href="#Architektur" text:style-name="Internet_20_link" text:visited-style-name="Visited_20_Internet_20_Link"><text:span text:style-name="T19">Architektur</text:span></text:a></text:p>
      <text:p text:style-name="P2"><text:span text:style-name="T19">3. </text:span><text:a xlink:type="simple" xlink:href="#Methoden" text:style-name="Internet_20_link" text:visited-style-name="Visited_20_Internet_20_Link"><text:span text:style-name="T19">Methoden</text:span></text:a></text:p>
      <text:p text:style-name="P101"/>
      <text:p text:style-name="P1"/>
      <text:p text:style-name="P35"><text:bookmark-start text:name="Anleitung"/>Anleitung<text:bookmark-end text:name="Anleitung"/></text:p>
      <text:p text:style-name="P3"/>
      <text:p text:style-name="P6">Das Datenbankenteam beschäftigt sich damit, die geeignete Struktur für Daten<text:span text:style-name="T2">banken</text:span> zu erschaffen und, wenn notwendig, zu pflegen. Dafür <text:span text:style-name="T1">sind</text:span> ein paar<text:span text:style-name="T1"> lebenswichtige für Datenbankenpflege Komponenten zu installieren und einzustellen.</text:span></text:p>
      <text:p text:style-name="P6"/>
      <text:p text:style-name="P6">Fürs Projekt sind folgende <text:span text:style-name="T1">Komponenten unbedingt zu installieren:</text:span></text:p>
      <text:p text:style-name="P6">- <text:a xlink:type="simple" xlink:href="https://maven.apache.org/download.cgi" office:name="maven" text:style-name="Internet_20_link" text:visited-style-name="Visited_20_Internet_20_Link"><text:span text:style-name="T1">Apache Maven</text:span></text:a><text:span text:style-name="T1"> ab Version 3.5.0 (empfehlenswert ab 3.5.2)</text:span></text:p>
      <text:p text:style-name="P3">- <text:a xlink:type="simple" xlink:href="https://www.elastic.co/de/products/elasticsearch" office:name="elasticsearch" text:style-name="Internet_20_link" text:visited-style-name="Visited_20_Internet_20_Link"><text:span text:style-name="T1">ElasticSearch</text:span></text:a><text:span text:style-name="T1"> (die Version 6.0 ist zu empfehlen)</text:span></text:p>
      <text:p text:style-name="P3"><text:a xlink:type="simple" xlink:href="https://www.jetbrains.com/idea/" office:name="intellij" text:style-name="Internet_20_link" text:visited-style-name="Visited_20_Internet_20_Link"/></text:p>
      <text:p text:style-name="P30">Im Projekt wurde <text:a xlink:type="simple" xlink:href="https://www.jetbrains.com/idea/" office:name="intellij" text:style-name="Internet_20_link" text:visited-style-name="Visited_20_Internet_20_Link"><text:span text:style-name="T1">IntelliJ Idea</text:span></text:a><text:span text:style-name="T1"> mit allen dafür benötigten Komponenten (wie </text:span><text:a xlink:type="simple" xlink:href="http://www.oracle.com/technetwork/java/javase/downloads/index.html" office:name="java" text:style-name="Internet_20_link" text:visited-style-name="Visited_20_Internet_20_Link"><text:span text:style-name="T1">JDK</text:span></text:a><text:span text:style-name="T1"> von </text:span><text:a xlink:type="simple" xlink:href="http://www.oracle.com/" office:name="oracle" text:style-name="Internet_20_link" text:visited-style-name="Visited_20_Internet_20_Link"><text:span text:style-name="T1">Oracle</text:span></text:a><text:span text:style-name="T1"> z.B.) </text:span>benutzt.</text:p>
      <text:p text:style-name="P7"/>
      <text:p text:style-name="P7">Falls es wichtig ist das Terminal zu benutzen, wobei man nur Windows-Betriebssystem hat, dann kann zusätzlich <text:a xlink:type="simple" xlink:href="https://cygwin.com/" office:name="cygwin" text:style-name="Internet_20_link" text:visited-style-name="Visited_20_Internet_20_Link">cygwin</text:a> installiert werden. Kurze Erklärung, wieso überhaupt das Terminal benutzt werden kann: im Terminal ist es leichter schnell Datenbanken mit Kommando „CURL“ zu überprüfen/<text:span text:style-name="T2">verändern</text:span>. Leider unterstützt die Eingabeaufforderung von Windows BS dieses Kommando nicht.</text:p>
      <text:p text:style-name="P7"/>
      <text:p text:style-name="P8">Wenn man mit der Installation von notwendigen Komponenten fertig ist, dann können die Einstellungen auf der Seite von Datenbankenteam in <text:a xlink:type="simple" xlink:href="https://github.com/semproj-tierversuche/database" office:name="git" text:style-name="Internet_20_link" text:visited-style-name="Visited_20_Internet_20_Link">GitHub</text:a> benutzt werden.</text:p>
      <text:p text:style-name="P8"/>
      <text:p text:style-name="P8">Am Anfang ist es grundgesetzlich alles, was man zum Arbeiten in Datenbanken von dem Projekt braucht.</text:p>
      <text:p text:style-name="P35"><text:bookmark-start text:name="Architektur"/>Architektur<text:bookmark-end text:name="Architektur"/></text:p>
      <text:p text:style-name="P3"/>
      <text:p text:style-name="P9">Das Datenbankenschema sieht folgendermaßen aus:</text:p>
      <text:p text:style-name="P3"/>
      <text:list xml:id="list838419618" text:style-name="L1">
        <text:list-item>
          <text:p text:style-name="P41">Index: Articles</text:p>
          <text:p text:style-name="P41"/>
        </text:list-item>
        <text:list-item>
          <text:p text:style-name="P41">Type: Article</text:p>
        </text:list-item>
        <text:list-item>
          <text:p text:style-name="P41">Type: FullText</text:p>
        </text:list-item>
        <text:list-item>
          <text:p text:style-name="P42">Schema:</text:p>
          <text:list>
            <text:list-item>
              <text:p text:style-name="P42">PMID - Integer</text:p>
            </text:list-item>
            <text:list-item>
              <text:p text:style-name="P42">Title - String</text:p>
            </text:list-item>
            <text:list-item>
              <text:p text:style-name="P42">Author - String[]</text:p>
            </text:list-item>
            <text:list-item>
              <text:p text:style-name="P42">Date - Date</text:p>
            </text:list-item>
            <text:list-item>
              <text:p text:style-name="P42">Journal - String[]</text:p>
            </text:list-item>
            <text:list-item>
              <text:p text:style-name="P42">Link - String</text:p>
            </text:list-item>
            <text:list-item>
              <text:p text:style-name="P42">Keywords - String[]</text:p>
            </text:list-item>
            <text:list-item>
              <text:p text:style-name="P42">Identifyer - String[]<text:tab/>(Synonyme)</text:p>
            </text:list-item>
            <text:list-item>
              <text:p text:style-name="P42">Annotations - String[]</text:p>
            </text:list-item>
            <text:list-item>
              <text:p text:style-name="P42">Suggest(Dient zu Autocompletion)</text:p>
            </text:list-item>
            <text:list-item>
              <text:p text:style-name="P42">Abstract - String[] (Wegen strukturierter Abstracts)</text:p>
            </text:list-item>
            <text:list-item>
              <text:p text:style-name="P42">Publikationstype - String</text:p>
            </text:list-item>
            <text:list-item>
              <text:p text:style-name="P42">Substances - String[]</text:p>
            </text:list-item>
            <text:list-item>
              <text:p text:style-name="P42">Mesh-Terms - String[]</text:p>
            </text:list-item>
            <text:list-item>
              <text:p text:style-name="P42">Textmining Version - String</text:p>
            </text:list-item>
          </text:list>
        </text:list-item>
      </text:list>
      <text:p text:style-name="P4"/>
      <text:p text:style-name="P31"/>
      <text:p text:style-name="P31"><text:span text:style-name="T4">Kurze Beschreibung</text:span>:</text:p>
      <text:p text:style-name="P31"/>
      <text:p text:style-name="P31">Ein Index ist die Sammlung von Dokumenten, die die ähnlichen Merkmale haben. Der Name vom Index ist mit lowercase-Buchstaben. In einem Cluster kann man so viele Indizes definieren, wie man will. ( <text:a xlink:type="simple" xlink:href="https://www.elastic.co/guide/en/elasticsearch/reference/current/_basic_concepts.html" text:style-name="Internet_20_link" text:visited-style-name="Visited_20_Internet_20_Link">https://www.elastic.co/guide/en/elasticsearch/reference/current/_basic_concepts.html</text:a> ) </text:p>
      <text:p text:style-name="P31">Das Index, das im Projekt benutzt wird, heißt <text:span text:style-name="T8">Articles.</text:span></text:p>
      <text:p text:style-name="P31"/>
      <text:p text:style-name="P31">Es gibt im Index „Articles“ zwei Typen, und zwar „Article“ und „FullText“. Ein Typ ist das logische Teil eines Index. Jedes Dokument muss einem Typ angewiesen werden.</text:p>
      <text:p text:style-name="P31"/>
      <text:p text:style-name="P32">Das Schema der Typen hat gewisse Merkmale. Die Namen der Merkmale entsprechen dem Inhalt von diesen Merkmalen.</text:p>
      <text:p text:style-name="P31"/>
      <text:p text:style-name="P35"><text:span text:style-name="T3">Pakete, Klassen und </text:span><text:bookmark-start text:name="Methoden"/>Methoden<text:bookmark-end text:name="Methoden"/></text:p>
      <text:p text:style-name="P3"/>
      <text:p text:style-name="P3"><text:span text:style-name="T7">Die Klasse</text:span> <text:span text:style-name="T4">ServerApp</text:span>:</text:p>
      <text:list xml:id="list227204548" text:style-name="L2">
        <text:list-item>
          <text:p text:style-name="P44">Methode <text:a xlink:type="simple" xlink:href="#mainNetty" office:name="mainNetty" text:style-name="Internet_20_link" text:visited-style-name="Visited_20_Internet_20_Link">main</text:a></text:p>
        </text:list-item>
        <text:list-item>
          <text:p text:style-name="P43"><text:span text:style-name="T3">Methode </text:span><text:a xlink:type="simple" xlink:href="#startNetty" text:style-name="Internet_20_link" text:visited-style-name="Visited_20_Internet_20_Link"><text:span text:style-name="T3">start</text:span></text:a></text:p>
        </text:list-item>
      </text:list>
      <text:p text:style-name="P10">Die Klasse „<text:span text:style-name="T7">ServerApp</text:span>“ dient dem Ausführen von Netty.</text:p>
      <text:p text:style-name="P10"/>
      <text:p text:style-name="P11"/>
      <text:p text:style-name="P1">Die Klasse <text:span text:style-name="T4">ClientImportService:</text:span></text:p>
      <text:list xml:id="list1444783108" text:style-name="L3">
        <text:list-item>
          <text:p text:style-name="P45">Methode parseImport</text:p>
        </text:list-item>
      </text:list>
      <text:p text:style-name="P15"/>
      <text:p text:style-name="P15"/>
      <text:p text:style-name="P15">Die Klasse <text:span text:style-name="T4">ClientQueryService</text:span>:</text:p>
      <text:list xml:id="list221783533" text:style-name="L4">
        <text:list-item>
          <text:p text:style-name="P46">Methode parseQuery</text:p>
        </text:list-item>
      </text:list>
      <text:p text:style-name="P15"/>
      <text:p text:style-name="P15"/>
      <text:p text:style-name="P15">Die Klasse <text:span text:style-name="T4">TestClient</text:span>:</text:p>
      <text:p text:style-name="P15"><text:s text:c="4"/>Hier testet man die Methoden, die von dem Client ausgeführt/aufgerufen werden.</text:p>
      <text:p text:style-name="P15"/>
      <text:p text:style-name="P15"/>
      <text:p text:style-name="P17">Die Klasse <text:span text:style-name="T4">ImportService</text:span>:</text:p>
      <text:list xml:id="list501694152" text:style-name="L5">
        <text:list-item>
          <text:p text:style-name="P47">Methode <text:a xlink:type="simple" xlink:href="#parseImport" text:style-name="Internet_20_link" text:visited-style-name="Visited_20_Internet_20_Link">parseImport</text:a></text:p>
        </text:list-item>
        <text:list-item>
          <text:p text:style-name="P48">Methode <text:a xlink:type="simple" xlink:href="#createDocument" text:style-name="Internet_20_link" text:visited-style-name="Visited_20_Internet_20_Link">createDocument</text:a></text:p>
        </text:list-item>
        <text:list-item>
          <text:p text:style-name="P48">Methode <text:a xlink:type="simple" xlink:href="#createUtils" text:style-name="Internet_20_link" text:visited-style-name="Visited_20_Internet_20_Link">createUtils</text:a></text:p>
        </text:list-item>
      </text:list>
      <text:p text:style-name="P17"/>
      <text:p text:style-name="P17"/>
      <text:p text:style-name="P17">Die Klasse <text:span text:style-name="T4">QueryService</text:span>:</text:p>
      <text:list xml:id="list889601501" text:style-name="L6">
        <text:list-item>
          <text:p text:style-name="P49">Methode <text:a xlink:type="simple" xlink:href="#parseQuery" text:style-name="Internet_20_link" text:visited-style-name="Visited_20_Internet_20_Link">parseQuery</text:a></text:p>
        </text:list-item>
        <text:list-item>
          <text:p text:style-name="P49">Methode <text:a xlink:type="simple" xlink:href="#getVersion" text:style-name="Internet_20_link" text:visited-style-name="Visited_20_Internet_20_Link">getVersion</text:a></text:p>
        </text:list-item>
        <text:list-item>
          <text:p text:style-name="P49">Methode <text:a xlink:type="simple" xlink:href="#getDocumentByID" text:style-name="Internet_20_link" text:visited-style-name="Visited_20_Internet_20_Link">getDocumentByID</text:a></text:p>
        </text:list-item>
        <text:list-item>
          <text:p text:style-name="P49">Methode <text:a xlink:type="simple" xlink:href="#getUtils" text:style-name="Internet_20_link" text:visited-style-name="Visited_20_Internet_20_Link">getUtils</text:a></text:p>
        </text:list-item>
        <text:list-item>
          <text:p text:style-name="P49">Methode <text:a xlink:type="simple" xlink:href="#getDocumentByTitle" text:style-name="Internet_20_link" text:visited-style-name="Visited_20_Internet_20_Link">getDocumentByTitle</text:a></text:p>
        </text:list-item>
        <text:list-item>
          <text:p text:style-name="P49">Methode <text:a xlink:type="simple" xlink:href="#deleteDocumentByID" text:style-name="Internet_20_link" text:visited-style-name="Visited_20_Internet_20_Link">deleteDocumentByID</text:a></text:p>
        </text:list-item>
        <text:list-item>
          <text:p text:style-name="P49">Methode <text:a xlink:type="simple" xlink:href="#deleteDocumentByTitle" text:style-name="Internet_20_link" text:visited-style-name="Visited_20_Internet_20_Link">deleteDocumentByTitle</text:a></text:p>
        </text:list-item>
      </text:list>
      <text:p text:style-name="P17"/>
      <text:p text:style-name="P17"/>
      <text:p text:style-name="P17"/>
      <text:p text:style-name="P17">Die Klasse <text:span text:style-name="T4">TestService</text:span></text:p>
      <text:p text:style-name="P16"><text:s text:c="4"/>Hier testet man die Methoden, die de<text:span text:style-name="T9">n</text:span> <text:span text:style-name="T9">Service</text:span> ausführ<text:span text:style-name="T9">en/benutzen</text:span>.</text:p>
      <text:p text:style-name="P16"/>
      <text:p text:style-name="P17"/>
      <text:p text:style-name="P17">Die Klasse <text:span text:style-name="T4">TestApplication</text:span></text:p>
      <text:p text:style-name="P17"/>
      <text:p text:style-name="P17"/>
      <text:p text:style-name="P17">Die Klasse <text:span text:style-name="T4">App</text:span></text:p>
      <text:list xml:id="list1902681625" text:style-name="L7">
        <text:list-item>
          <text:p text:style-name="P50">Methode <text:a xlink:type="simple" xlink:href="#searchDocumentByTitle" text:style-name="Internet_20_link" text:visited-style-name="Visited_20_Internet_20_Link">searchDocumentByTitle</text:a></text:p>
        </text:list-item>
        <text:list-item>
          <text:p text:style-name="P50">Methode <text:a xlink:type="simple" xlink:href="#searchDocumentByPMID" text:style-name="Internet_20_link" text:visited-style-name="Visited_20_Internet_20_Link">searchDocumentByPMID</text:a></text:p>
        </text:list-item>
        <text:list-item>
          <text:p text:style-name="P50"><text:soft-page-break/>Methode <text:a xlink:type="simple" xlink:href="#deleteDocumentByPMID" text:style-name="Internet_20_link" text:visited-style-name="Visited_20_Internet_20_Link">deleteDocumentByPMID</text:a></text:p>
        </text:list-item>
        <text:list-item>
          <text:p text:style-name="P50">Methode <text:a xlink:type="simple" xlink:href="#deleteDocumentByTitle1" text:style-name="Internet_20_link" text:visited-style-name="Visited_20_Internet_20_Link">deleteDocumentByTitle</text:a></text:p>
        </text:list-item>
        <text:list-item>
          <text:p text:style-name="P50">Methode <text:a xlink:type="simple" xlink:href="#searchInES" text:style-name="Internet_20_link" text:visited-style-name="Visited_20_Internet_20_Link">searchInES</text:a></text:p>
        </text:list-item>
        <text:list-item>
          <text:p text:style-name="P50">Methode <text:a xlink:type="simple" xlink:href="#searchByMeshTerms" text:style-name="Internet_20_link" text:visited-style-name="Visited_20_Internet_20_Link">searchByMeshTerms</text:a></text:p>
        </text:list-item>
        <text:list-item>
          <text:p text:style-name="P50">Methode <text:a xlink:type="simple" xlink:href="#searchByMoreLikeThis" text:style-name="Internet_20_link" text:visited-style-name="Visited_20_Internet_20_Link">searchByMoreLikeThis</text:a></text:p>
        </text:list-item>
        <text:list-item>
          <text:p text:style-name="P50">Methode <text:a xlink:type="simple" xlink:href="#searchByRelevanceList" text:style-name="Internet_20_link" text:visited-style-name="Visited_20_Internet_20_Link">searchByRelevanceList</text:a></text:p>
        </text:list-item>
        <text:list-item>
          <text:p text:style-name="P50">Methode <text:a xlink:type="simple" xlink:href="#searchDocumentMLT" text:style-name="Internet_20_link" text:visited-style-name="Visited_20_Internet_20_Link">searchDocumentMLT</text:a></text:p>
        </text:list-item>
        <text:list-item>
          <text:p text:style-name="P50">Methode <text:a xlink:type="simple" xlink:href="#getCommonTermSearch" text:style-name="Internet_20_link" text:visited-style-name="Visited_20_Internet_20_Link">getCommonTermSearch</text:a></text:p>
        </text:list-item>
        <text:list-item>
          <text:p text:style-name="P50">Methode <text:a xlink:type="simple" xlink:href="#createDataWithBulk" text:style-name="Internet_20_link" text:visited-style-name="Visited_20_Internet_20_Link">createDataWithBulk</text:a></text:p>
        </text:list-item>
        <text:list-item>
          <text:p text:style-name="P50">Methode <text:a xlink:type="simple" xlink:href="#createType" text:style-name="Internet_20_link" text:visited-style-name="Visited_20_Internet_20_Link">createType</text:a></text:p>
        </text:list-item>
      </text:list>
      <text:p text:style-name="P17"/>
      <text:p text:style-name="P17"/>
      <text:p text:style-name="P34"><text:bookmark text:name="mainNetty"/>public static void <text:span text:style-name="T5">main</text:span>(String[] args)</text:p>
      <text:p text:style-name="P5"/>
      <text:p text:style-name="P10">Mit dieser „<text:span text:style-name="T6">main“-</text:span>Methode startet man Netty.</text:p>
      <text:p text:style-name="P14">Parameter:</text:p>
      <text:list xml:id="list3018533621" text:style-name="L8">
        <text:list-item>
          <text:p text:style-name="P94">String[] args. Der Parameter wird nicht benutzt.</text:p>
        </text:list-item>
      </text:list>
      <text:p text:style-name="P34">public static void start(Re<text:bookmark text:name="startNetty"/>steasyDeployment deployment)</text:p>
      <text:p text:style-name="P5"/>
      <text:p text:style-name="P12">„start“-Methode wird in „main“-Methode der Klasse „ServerApp“ benutzt, um den Dienst von Netty aufrufen.</text:p>
      <text:p text:style-name="P12">Parameter:</text:p>
      <text:list xml:id="list3079498180" text:style-name="L9">
        <text:list-item>
          <text:p text:style-name="P95">ResteasyDeployment deployment. Der Parameter ist voreingestellt.</text:p>
        </text:list-item>
      </text:list>
      <text:p text:style-name="P36">public Response <text:bookmark-start text:name="parseImport"/>parseImport<text:bookmark-end text:name="parseImport"/>(@QueryParam("type") String type, String document)</text:p>
      <text:p text:style-name="P18"/>
      <text:p text:style-name="P23">parseImport-Methode fügt ein Dokument entweder dem Typ „Document“ oder dem Typ „<text:span text:style-name="T10">u</text:span>tils“ hinzu.</text:p>
      <text:p text:style-name="P13">Parameter:</text:p>
      <text:list xml:id="list3227558544" text:style-name="L10">
        <text:list-item>
          <text:p text:style-name="P54">String type. Der Parameter dient dazu, um den Typ festzustellen, auszuwählen und dort ein Dokument zu speichern.</text:p>
        </text:list-item>
        <text:list-item>
          <text:p text:style-name="P54">String document. Das Dokument wird unter dem Namen „document“ gespeichert.</text:p>
        </text:list-item>
      </text:list>
      <text:p text:style-name="P36">public Response <text:bookmark-start text:name="createDocument"/>createDocument<text:bookmark-end text:name="createDocument"/>(String document)</text:p>
      <text:p text:style-name="P24"/>
      <text:p text:style-name="P24">Die Methode speichert ein Dokument in dem Typ „document“.</text:p>
      <text:p text:style-name="P24">Parameter:</text:p>
      <text:list xml:id="list3742069717" text:style-name="L11">
        <text:list-item>
          <text:p text:style-name="P55">String document. Der Name vom zu speichernden Dokument ist „document“.</text:p>
        </text:list-item>
      </text:list>
      <text:p text:style-name="P18"/>
      <text:p text:style-name="P36">public Response createUtils(String document)</text:p>
      <text:p text:style-name="P18"/>
      <text:p text:style-name="P24">Die Metho<text:bookmark text:name="createUtils"/>de speichert ein Dokument in dem Typ „utils“.</text:p>
      <text:p text:style-name="P24">Parameter:</text:p>
      <text:list xml:id="list1133391228" text:style-name="L12">
        <text:list-item>
          <text:p text:style-name="P57">String document. Der Name vom zu speichernden Dokument ist „document“.</text:p>
        </text:list-item>
      </text:list>
      <text:p text:style-name="P19"/>
      <text:p text:style-name="P37">public Response parseQuery(@QueryParam("type") String type,</text:p>
      <text:p text:style-name="P20"><text:s text:c="31"/>@QueryParam("utilsName") String utilsname,</text:p>
      <text:p text:style-name="P20"><text:bookmark text:name="parseQuery"/><text:s text:c="31"/>@QueryParam("PMID") @DefaultValue("-1") int pMID,</text:p>
      <text:p text:style-name="P20"><text:s text:c="31"/>@QueryParam("docTitle") String title)</text:p>
      <text:p text:style-name="P20"/>
      <text:p text:style-name="P25">Die Methode gibt eine Antwort auf die Anfrage zurück, falls die Anfrage nicht fehlerhaft ist.</text:p>
      <text:p text:style-name="P25">Parameter:</text:p>
      <text:list xml:id="list1128269208" text:style-name="L13">
        <text:list-item>
          <text:p text:style-name="P58">String type. Mit diesem Parameter wird entschieden, welcher Typ benutzt wird.</text:p>
        </text:list-item>
        <text:list-item>
          <text:p text:style-name="P58">String utilsname. Dieser Parameter wird nicht benutzt.</text:p>
        </text:list-item>
        <text:list-item>
          <text:p text:style-name="P58">int pMID. PMID ist der Schlüssel zu Dokumenten. Also, die Dokumente werden entweder nach dem Schlüssel oder nach dem Titel gesucht. Der voreingestellte Wert ist gleich -1.</text:p>
        </text:list-item>
        <text:list-item>
          <text:p text:style-name="P58">String title. Alternative Möglichkeit etwas zu finden (oder eventuell nicht) ist die Suche nach dem Titel von dem Dokument. Darum wird auch der Titel als Parameter angefordert.</text:p>
        </text:list-item>
      </text:list>
      <text:p text:style-name="P37">public Response getVersion(@QueryParam("utilsname") String utilsname)</text:p>
      <text:p text:style-name="P20"/>
      <text:p text:style-name="P26">Die Methode gibt die Version von dem Typ „utils“ zurück.</text:p>
      <text:p text:style-name="P26">Parameter:</text:p>
      <text:list xml:id="list1588107373" text:style-name="L14">
        <text:list-item>
          <text:p text:style-name="P59"><text:bookmark text:name="getVersion"/>String utilsname. „utilsname“ wird benutzt, um den Typ zu finden und seine Version als Antwort auf die Anfrage zu bekommen.</text:p>
        </text:list-item>
      </text:list>
      <text:p text:style-name="P20"/>
      <text:p text:style-name="P33">Die Methode kann eventuell fehlerhaft sein!!!</text:p>
      <text:p text:style-name="P37">public Response getDocumentByID(int pMID)</text:p>
      <text:p text:style-name="P20"/>
      <text:p text:style-name="P26">Die Me<text:bookmark text:name="getDocumentByID"/>thode gibt das angeforderte Dokument zurück, falls das existiert.</text:p>
      <text:p text:style-name="P26">Parameter:</text:p>
      <text:list xml:id="list4232696599" text:style-name="L15">
        <text:list-item>
          <text:p text:style-name="P60">int pMID. PMID ist der Schlüssel eines Dokumentes.</text:p>
        </text:list-item>
      </text:list>
      <text:p text:style-name="P20"/>
      <text:p text:style-name="P37">public Response getUtils(String utilsname)</text:p>
      <text:p text:style-name="P27">Die Methode gibt ein Dokument vom Typ „utils“ mit dem Namen „utilsname“ zurück.</text:p>
      <text:p text:style-name="P27">Parame<text:bookmark text:name="getUtils"/>ter:</text:p>
      <text:list xml:id="list2416024883" text:style-name="L16">
        <text:list-item>
          <text:p text:style-name="P67">String utilsname. „utilsname“ ist der Name von dem zu suchenden Dokument.</text:p>
        </text:list-item>
      </text:list>
      <text:p text:style-name="P20"/>
      <text:p text:style-name="P37">public <text:bookmark text:name="getDocumentByTitle"/>Response getDocumentByTitle(String title)</text:p>
      <text:p text:style-name="P20"/>
      <text:p text:style-name="P27">Die Methode ist noch zu implementieren. Anfänglich soll diese Methode ein Dokument mit dem Titel „title“ zurückgeben.</text:p>
      <text:p text:style-name="P27">Parameter:</text:p>
      <text:list xml:id="list3244784689" text:style-name="L17">
        <text:list-item>
          <text:p text:style-name="P68">String title. „title“ ist der Name des zu suchenden Dokuments.</text:p>
        </text:list-item>
      </text:list>
      <text:p text:style-name="P20"/>
      <text:p text:style-name="P37">public <text:bookmark text:name="deleteDocumentByID"/>Response deleteDocumentByID(int pMID)</text:p>
      <text:p text:style-name="P20"/>
      <text:p text:style-name="P27">Die Methode löscht ein Dokument mit dem Schlüssel „pMID“.</text:p>
      <text:p text:style-name="P27">Parameter:</text:p>
      <text:list xml:id="list2306510607" text:style-name="L18">
        <text:list-item>
          <text:p text:style-name="P61">int pMID. PMID ist der Schlüssel eines Dokumentes.</text:p>
        </text:list-item>
      </text:list>
      <text:p text:style-name="P20"/>
      <text:p text:style-name="P37">public <text:bookmark text:name="deleteDocumentByTitle"/>Response deleteDocumentByTitle(String title)</text:p>
      <text:p text:style-name="P20"/>
      <text:p text:style-name="P27">Die Methode löscht ein Dokument mit dem Titel „title“.</text:p>
      <text:p text:style-name="P27">Parameter:</text:p>
      <text:list xml:id="list924220796" text:style-name="L19">
        <text:list-item>
          <text:p text:style-name="P69">String title. „title“ ist der Name des zu löschenden Dokuments.</text:p>
        </text:list-item>
      </text:list>
      <text:p text:style-name="P27"/>
      <text:p text:style-name="P38">private static JsonObject searchDocumentByTitle(TransportClient client, String title)</text:p>
      <text:p text:style-name="P21"/>
      <text:p text:style-name="P28">Die Methode gibt das Dokument mit dem Titel „title“ zurück, <text:span text:style-name="T11">falls das existiert</text:span>.</text:p>
      <text:p text:style-name="P28">Parame<text:bookmark text:name="searchDocumentByTitle"/>ter:</text:p>
      <text:list xml:id="list710330726" text:style-name="L20">
        <text:list-item>
          <text:p text:style-name="P74">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71">String title. „title“ ist der Name des zu löschenden Dokuments.</text:p>
        </text:list-item>
      </text:list>
      <text:p text:style-name="P21"/>
      <text:p text:style-name="P38">private static JsonObject searchDocumentByPMID(TransportClient client, int PMID)</text:p>
      <text:p text:style-name="P21"><text:bookmark text:name="searchDocumentByPMID"/></text:p>
      <text:p text:style-name="P29">Die Methode gibt das Dokument mit dem <text:span text:style-name="T11">Schlüssel</text:span> „<text:span text:style-name="T11">PMID</text:span>“ zurück, <text:span text:style-name="T11">falls das existiert</text:span>.</text:p>
      <text:p text:style-name="P29">Parameter:</text:p>
      <text:list xml:id="list683697034" text:style-name="L21">
        <text:list-item>
          <text:p text:style-name="P75">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62">int PMID. PMID ist der Schlüssel eines Dokumentes.</text:p>
        </text:list-item>
      </text:list>
      <text:p text:style-name="P22"/>
      <text:p text:style-name="P38">private static void deleteDocumentByPMID(TransportClient client, int pMID)</text:p>
      <text:p text:style-name="P21"/>
      <text:p text:style-name="P73"><text:bookmark text:name="deleteDocumentByPMID"/>Die Methode löscht ein Dokument mit dem Schlüssel „pMID“, <text:span text:style-name="T12">wobei ein Transportclient benutzt wird.</text:span></text:p>
      <text:p text:style-name="P82">Parameter:</text:p>
      <text:list xml:id="list1660412462" text:style-name="L22">
        <text:list-item>
          <text:p text:style-name="P76">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63">int PMID. PMID ist der Schlüssel eines Dokumentes.</text:p>
        </text:list-item>
      </text:list>
      <text:p text:style-name="P38">private static void deleteDocumentByTitle(TransportClient client, String title)</text:p>
      <text:p text:style-name="P21"/>
      <text:p text:style-name="P73"><text:bookmark text:name="deleteDocumentByTitle1"/>Die Methode löscht ein Dokument mit dem <text:span text:style-name="T12">Titel</text:span> „<text:span text:style-name="T12">title</text:span>“, <text:span text:style-name="T12">wobei ein Transportclient benutzt wird.</text:span></text:p>
      <text:p text:style-name="P82">Parameter:</text:p>
      <text:list xml:id="list1342568679" text:style-name="L23">
        <text:list-item>
          <text:p text:style-name="P77">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64">String title. „title“ ist der Name des zu löschenden Dokuments.</text:p>
        </text:list-item>
      </text:list>
      <text:p text:style-name="P38">private static ArrayList&lt;JsonObject&gt; searchInES(TransportClient client, int pMID)</text:p>
      <text:p text:style-name="P21"><text:bookmark text:name="searchInES"/></text:p>
      <text:p text:style-name="P83">Die Methode benutzt MeshTerms und den Suchalgorithmus <text:span text:style-name="T13">(Query)</text:span> <text:a xlink:type="simple" xlink:href="https://www.elastic.co/guide/en/elasticsearch/reference/6.0/query-dsl-mlt-query.html" text:style-name="Internet_20_link" text:visited-style-name="Visited_20_Internet_20_Link">MoreLikeThis</text:a> von Elasticsearch, <text:span text:style-name="T13">um die ähnlichen zu vorgegebenem Artikel zu finden</text:span>. <text:span text:style-name="T13">MeshTerms sind bereits vorgegeben und werden benutzt, um die gewissen Artikel zu finden, die die wichtigen Begriffe enthalten. searchInEs gibt entweder ein Array von Artikeln oder den leeren Zeiger (null Pointer) zurück.</text:span></text:p>
      <text:p text:style-name="P84">Parameter:</text:p>
      <text:list xml:id="list3753883979" text:style-name="L24">
        <text:list-item>
          <text:p text:style-name="P78">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65">int PMID. PMID ist der Schlüssel eines Dokumentes.</text:p>
        </text:list-item>
      </text:list>
      <text:p text:style-name="P38">private static ArrayList&lt;String&gt; searchByMeshTerms(TransportClient client, JSONObject obj)</text:p>
      <text:p text:style-name="P21"/>
      <text:p text:style-name="P84">Die Methode such nach Artikeln, die mit den MeshTerms in dem Feld „MeshHeadings“ <text:span text:style-name="T14">in gewissem Prozentsatz (z.B., 30%) übereinstimmen. searchByMeshTerms gibt entweder die Liste von Artikeln oder den leeren Zeiger (null Pointer) zurück.</text:span></text:p>
      <text:p text:style-name="P85"><text:bookmark text:name="searchByMeshTerms"/>Parameter:</text:p>
      <text:list xml:id="list2289679281" text:style-name="L25">
        <text:list-item>
          <text:p text:style-name="P79">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6">JSONObject obj. obj ist der in JSON-Format codierte Artikel mit notwendigen MeshTerms. MeshTerms von obj werden für die Suche nach ähnlichen Artikeln benutzt.</text:p>
        </text:list-item>
      </text:list>
      <text:p text:style-name="P21"/>
      <text:p text:style-name="P38">private static ArrayList&lt;String&gt; searchByMoreLikeThis(TransportClient client, JSONObject obj, <text:bookmark text:name="searchByMoreLikeThis"/><text:tab/><text:tab/><text:tab/><text:tab/><text:tab/><text:tab/><text:tab/><text:tab/>ArrayList&lt;String&gt; ids)</text:p>
      <text:p text:style-name="P21"/>
      <text:p text:style-name="P85">Die Methode benutzt <text:a xlink:type="simple" xlink:href="https://www.elastic.co/guide/en/elasticsearch/reference/6.0/query-dsl-mlt-query.html" text:style-name="Internet_20_link" text:visited-style-name="Visited_20_Internet_20_Link">MoreLikeThisQuery</text:a> von Elasticsearch. <text:span text:style-name="T15">Hier spielen Übereinstimmungen von Feldern mit dem Namen „Abstract“ wichtige Rolle. Zuerst werden Begriffe aus „Abstract“ von obj herausgezogen und dann mit den Zusammenfassungen von anderen Artikeln mit Hilfe von MoreLikeThisQuery verglichen. Letztendlich gibt diese Methode entweder die Liste von IDs, gespeichert als String, oder null-Zeiger/Pointer.</text:span></text:p>
      <text:p text:style-name="P88">Parameter:</text:p>
      <text:list xml:id="list1069599730" text:style-name="L26">
        <text:list-item>
          <text:p text:style-name="P80">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7">JSONObject obj. obj ist der in JSON-Format codierte Artikel, <text:span text:style-name="T15">dessen Information zum Suchen und zum Vergleichen angewandt wird.</text:span></text:p>
        </text:list-item>
        <text:list-item>
          <text:p text:style-name="P89">ArrayList<text:span text:style-name="T16">&lt;String&gt; ids. </text:span><text:span text:style-name="T17">In dieser List sind die Dokumenten gespeichert, die zum Vergleichen dienen.</text:span></text:p>
        </text:list-item>
      </text:list>
      <text:p text:style-name="P52"/>
      <text:p text:style-name="P38">private static ArrayList&lt;JsonObject&gt; searchByRelevanceList(TransportClient client, <text:tab/><text:tab/><text:tab/><text:tab/><text:tab/><text:tab/><text:tab/><text:tab/><text:tab/><text:tab/>ArrayList&lt;String&gt; ids)</text:p>
      <text:p text:style-name="P21"><text:bookmark text:name="searchByRelevanceList"/></text:p>
      <text:p text:style-name="P98">Die Methode ist noch zu implementieren!!!</text:p>
      <text:p text:style-name="P38">private static ArrayList&lt;JsonObject&gt; searchDocumentMLT(TransportClient client, int pMID)</text:p>
      <text:p text:style-name="P21"/>
      <text:p text:style-name="P90"><text:bookmark text:name="searchDocumentMLT"/>Die Methode ist eine andere Variante von <text:s/><text:a xlink:type="simple" xlink:href="#searchByMoreLikeThis" text:style-name="Internet_20_link" text:visited-style-name="Visited_20_Internet_20_Link"><text:span text:style-name="T18">searchByMoreLikeThis</text:span></text:a><text:span text:style-name="T18">. Zuerst wird ein Dokument mit dem Schlüssel „pMID“ gefunden und dann mit dem Feld „AbstractContent“ von anderen Artikeln verglichen. Zurückgegeben wird entweder die Liste von JSON-Objekts, oder null-Zeiger.</text:span></text:p>
      <text:p text:style-name="P91">Parameter:</text:p>
      <text:list xml:id="list779893659" text:style-name="L27">
        <text:list-item>
          <text:p text:style-name="P81">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66">int PMID. PMID ist der Schlüssel eines Dokumentes.</text:p>
        </text:list-item>
      </text:list>
      <text:p text:style-name="P21"/>
      <text:p text:style-name="P38">private static JsonObject getCommonTermSearch(TransportClient client, int pMID)</text:p>
      <text:p text:style-name="P21"><text:bookmark text:name="getCommonTermSearch"/></text:p>
      <text:p text:style-name="P96">Die Methode ist noch zu implementieren!!!</text:p>
      <text:p text:style-name="P21"/>
      <text:p text:style-name="P38">private static void createDataWithBulk(BulkProcessor bulkRequest, JSONObject jsonObject)</text:p>
      <text:p text:style-name="P72"/>
      <text:p text:style-name="P97">Die Methode ist noch zu implementieren!!!</text:p>
      <text:p text:style-name="P53"/>
      <text:p text:style-name="P103">private static void createType()</text:p>
      <text:p text:style-name="P72">private static void createType(String index, String type)</text:p>
      <text:p text:style-name="P72"/>
      <text:p text:style-name="P92">Die Methode ist überladen.</text:p>
      <text:p text:style-name="P92"/>
      <text:p text:style-name="P92">Die erste voreingestellte Methode createType, die keine Argumente in Signatur hat, erschafft einen neuen Index, falls der Index noch nicht existiert. Sonst wird ein Exception ausgelöst und aufgefangen.</text:p>
      <text:p text:style-name="P92">Parameter: keine</text:p>
      <text:p text:style-name="P92"/>
      <text:p text:style-name="P92">Die zweite Signatur besagt, dass man zusätzlich den Namen von Index und den Namen von Typ eingeben kann. Falls Index noch nicht existiert, dann wird der mit dem Typ „type“ erstellt. Falls Index bereits existiert, dann wird der Typ „type“ eventuell erschafft oder verändert abhängig davon, ob der Typ nicht existiert oder schon erstellt. Das Schema von Typ ist voreingestellt und, um das zu verändern, muss man selbst den Code anpassen.</text:p>
      <text:p text:style-name="P92">Parameter:</text:p>
      <text:list xml:id="list1083918280" text:style-name="L28">
        <text:list-item>
          <text:p text:style-name="P93">String index. Der Index mit dem Namen „index“ wird erstellt bzw. benutzt.</text:p>
        </text:list-item>
        <text:list-item>
          <text:p text:style-name="P93">String type. Der Typ mit dem Namen „type“ wird erstellt bzw. verändert. Das Schema vom Typ ist voreingestellt.</text:p>
        </text:list-item>
      </text:list>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30868" officeooo:paragraph-rsid="00230868"/>
    </style:style>
    <style:style style:name="MP2" style:family="paragraph" style:parent-style-name="Standard">
      <style:text-properties officeooo:rsid="002446cf" officeooo:paragraph-rsid="002446cf"/>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Startseite" office:name="zurueck" office:target-frame-name="_top" xlink:show="replace" text:style-name="Internet_20_link" text:visited-style-name="Visited_20_Internet_20_Link">zurück zur Startseite</text:a></text:p>
        <text:p text:style-name="MP2"><text:a xlink:type="simple" xlink:href="#Anleitung" office:name="zurueckAnleitung" text:style-name="Internet_20_link" text:visited-style-name="Visited_20_Internet_20_Link">zurück zur Anleitung</text:a></text:p>
        <text:p text:style-name="MP2"><text:a xlink:type="simple" xlink:href="#Architektur" office:name="zurueckArch" text:style-name="Internet_20_link" text:visited-style-name="Visited_20_Internet_20_Link">zurück zur Architektur</text:a></text:p>
        <text:p text:style-name="MP2"><text:a xlink:type="simple" xlink:href="#Methoden" office:name="zurueckMeth" text:style-name="Internet_20_link" text:visited-style-name="Visited_20_Internet_20_Link">zurück zur Methoden</text:a></text:p>
      </style:footer>
      <style:footer-first>
        <text:p text:style-name="MP1"/>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08:38:34.469000000</meta:creation-date>
    <dc:date>2018-01-21T14:02:08.681000000</dc:date>
    <meta:editing-duration>PT3H8M59S</meta:editing-duration>
    <meta:editing-cycles>26</meta:editing-cycles>
    <meta:generator>LibreOffice/5.4.2.2$Windows_x86 LibreOffice_project/22b09f6418e8c2d508a9eaf86b2399209b0990f4</meta:generator>
    <meta:document-statistic meta:table-count="0" meta:image-count="0" meta:object-count="0" meta:page-count="30" meta:paragraph-count="196" meta:word-count="1667" meta:character-count="13091" meta:non-whitespace-character-count="11579"/>
  </office:meta>
</office:document-meta>
</file>